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9">
            <text:p>Poz-50759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Bark in sand">
            <text:p>Bark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3">
            <text:p>Hiiumaa-0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4835.0">
            <text:p>4835.0</text:p>
          </table:table-cell>
          <table:table-cell office:value-type="float" office:value="145.0">
            <text:p>145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54">
            <text:p>16.5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2">
            <text:p>Hiiumaa-0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925.0">
            <text:p>9925.0</text:p>
          </table:table-cell>
          <table:table-cell office:value-type="float" office:value="235.0">
            <text:p>23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Hela-843">
            <text:p>Hela-84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40.0">
            <text:p>5540.0</text:p>
          </table:table-cell>
          <table:table-cell office:value-type="float" office:value="55.0">
            <text:p>55.0</text:p>
          </table:table-cell>
          <table:table-cell office:value-type="string" office:value="carbonized organic on the potsherd">
            <text:p>carbonized organic on the potsher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Etal2005,RosentauEtal2021">
            <text:p>KriiskaEtal200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8">
            <text:p>Hiiumaa-08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9">
            <text:p>25.9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6">
            <text:p>Hiiumaa-06</text:p>
          </table:table-cell>
          <table:table-cell office:value-type="float" office:value="58.9">
            <text:p>58.9</text:p>
          </table:table-cell>
          <table:table-cell office:value-type="float" office:value="22.23">
            <text:p>22.23</text:p>
          </table:table-cell>
          <table:table-cell office:value-type="float" office:value="3805.0">
            <text:p>3805.0</text:p>
          </table:table-cell>
          <table:table-cell office:value-type="float" office:value="110.0">
            <text:p>11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4">
            <text:p>14.4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5">
            <text:p>Hiiumaa-05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355.0">
            <text:p>6355.0</text:p>
          </table:table-cell>
          <table:table-cell office:value-type="float" office:value="155.0">
            <text:p>155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1">
            <text:p>Hiiumaa-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9815.0">
            <text:p>9815.0</text:p>
          </table:table-cell>
          <table:table-cell office:value-type="float" office:value="280.0">
            <text:p>280.0</text:p>
          </table:table-cell>
          <table:table-cell office:value-type="string" office:value="Coastal facies">
            <text:p>Coastal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68">
            <text:p>28.68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ther">
            <text:p>other</text:p>
          </table:table-cell>
          <table:table-cell office:value-type="string" office:value="Hiiumaa-09">
            <text:p>Hiiumaa-09</text:p>
          </table:table-cell>
          <table:table-cell office:value-type="float" office:value="58.9">
            <text:p>58.9</text:p>
          </table:table-cell>
          <table:table-cell office:value-type="float" office:value="22.64">
            <text:p>22.64</text:p>
          </table:table-cell>
          <table:table-cell office:value-type="float" office:value="10300.0">
            <text:p>10300.0</text:p>
          </table:table-cell>
          <table:table-cell office:value-type="float" office:value="100.0">
            <text:p>100.0</text:p>
          </table:table-cell>
          <table:table-cell office:value-type="string" office:value="n/a">
            <text:p>n/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3">
            <text:p>47.3</text:p>
          </table:table-cell>
          <table:table-cell office:value-type="float" office:value="0.58309518948453">
            <text:p>0.58309518948453</text:p>
          </table:table-cell>
          <table:table-cell office:value-type="float" office:value="0.58309518948453">
            <text:p>0.5830951894845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OSL">
            <text:p>OSL</text:p>
          </table:table-cell>
          <table:table-cell office:value-type="string" office:value="Hiiumaa-04">
            <text:p>Hiiumaa-04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5785.0">
            <text:p>5785.0</text:p>
          </table:table-cell>
          <table:table-cell office:value-type="float" office:value="110.0">
            <text:p>110.0</text:p>
          </table:table-cell>
          <table:table-cell office:value-type="string" office:value="Aeolian facies">
            <text:p>Aeolian faci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79">
            <text:p>20.79</text:p>
          </table:table-cell>
          <table:table-cell office:value-type="float" office:value="0.5106858133921481">
            <text:p>0.5106858133921481</text:p>
          </table:table-cell>
          <table:table-cell office:value-type="float" office:value="0.5106858133921481">
            <text:p>0.5106858133921481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6">
            <text:p>Poz-52916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90.0">
            <text:p>51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85">
            <text:p>18.58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5">
            <text:p>KIA-54045</text:p>
          </table:table-cell>
          <table:table-cell office:value-type="float" office:value="58.89">
            <text:p>58.89</text:p>
          </table:table-cell>
          <table:table-cell office:value-type="float" office:value="22.22">
            <text:p>22.22</text:p>
          </table:table-cell>
          <table:table-cell office:value-type="float" office:value="4433.0">
            <text:p>4433.0</text:p>
          </table:table-cell>
          <table:table-cell office:value-type="float" office:value="27.0">
            <text:p>27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4">
            <text:p>18.4</text:p>
          </table:table-cell>
          <table:table-cell office:value-type="float" office:value="1.6278820596099708">
            <text:p>1.6278820596099708</text:p>
          </table:table-cell>
          <table:table-cell office:value-type="float" office:value="1.6278820596099708">
            <text:p>1.627882059609970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901">
            <text:p>Tln-190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700.0">
            <text:p>570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Kriiska2002,RosentauEtal2021">
            <text:p>KriiskaLougas1999,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16">
            <text:p>Tln-2016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760.0">
            <text:p>6760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2024">
            <text:p>Tln-2024</text:p>
          </table:table-cell>
          <table:table-cell office:value-type="float" office:value="58.91">
            <text:p>58.91</text:p>
          </table:table-cell>
          <table:table-cell office:value-type="float" office:value="22.22">
            <text:p>22.22</text:p>
          </table:table-cell>
          <table:table-cell office:value-type="float" office:value="6170.0">
            <text:p>6170.0</text:p>
          </table:table-cell>
          <table:table-cell office:value-type="float" office:value="50.0">
            <text:p>50.0</text:p>
          </table:table-cell>
          <table:table-cell office:value-type="string" office:value="Hazelnut shells">
            <text:p>Hazelnut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4317821063276353">
            <text:p>1.4317821063276353</text:p>
          </table:table-cell>
          <table:table-cell office:value-type="float" office:value="1.4317821063276353">
            <text:p>1.4317821063276353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0">
            <text:p>Ua-1207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495.0">
            <text:p>849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36">
            <text:p>24.36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4">
            <text:p>Poz-52914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490.0">
            <text:p>1490.0</text:p>
          </table:table-cell>
          <table:table-cell office:value-type="float" office:value="30.0">
            <text:p>3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6.34">
            <text:p>6.3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1">
            <text:p>Ua-12071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825.0">
            <text:p>6825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98">
            <text:p>Tln-1898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4.0">
            <text:p>5464.0</text:p>
          </table:table-cell>
          <table:table-cell office:value-type="float" office:value="96.0">
            <text:p>96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2">
            <text:p>Ua-12072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615.0">
            <text:p>4615.0</text:p>
          </table:table-cell>
          <table:table-cell office:value-type="float" office:value="70.0">
            <text:p>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85">
            <text:p>25.85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0">
            <text:p>Poz-50760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Wood (root?) in silt">
            <text:p>Wood (root?) in sil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05">
            <text:p>18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2">
            <text:p>Poz-52922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2960.0">
            <text:p>2960.0</text:p>
          </table:table-cell>
          <table:table-cell office:value-type="float" office:value="100.0">
            <text:p>100.0</text:p>
          </table:table-cell>
          <table:table-cell office:value-type="string" office:value="Plant remains in clay">
            <text:p>Plant remains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615">
            <text:p>12.6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1">
            <text:p>Poz-5292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90.0">
            <text:p>449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72">
            <text:p>12.7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20">
            <text:p>Poz-52920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4470.0">
            <text:p>4470.0</text:p>
          </table:table-cell>
          <table:table-cell office:value-type="float" office:value="40.0">
            <text:p>40.0</text:p>
          </table:table-cell>
          <table:table-cell office:value-type="string" office:value="Twig in gyttja">
            <text:p>Twig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8">
            <text:p>12.88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8">
            <text:p>Poz-52918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600.0">
            <text:p>5600.0</text:p>
          </table:table-cell>
          <table:table-cell office:value-type="float" office:value="40.0">
            <text:p>40.0</text:p>
          </table:table-cell>
          <table:table-cell office:value-type="string" office:value="Plant remains in gyttja">
            <text:p>Plant remains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445">
            <text:p>18.44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5">
            <text:p>Poz-52915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020.0">
            <text:p>1020.0</text:p>
          </table:table-cell>
          <table:table-cell office:value-type="float" office:value="30.0">
            <text:p>3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3">
            <text:p>6.63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Ua-12073">
            <text:p>Ua-1207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775.0">
            <text:p>2775.0</text:p>
          </table:table-cell>
          <table:table-cell office:value-type="float" office:value="65.0">
            <text:p>6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89">
            <text:p>26.89</text:p>
          </table:table-cell>
          <table:table-cell office:value-type="float" office:value="0.30413812651491096">
            <text:p>0.30413812651491096</text:p>
          </table:table-cell>
          <table:table-cell office:value-type="float" office:value="0.30413812651491096">
            <text:p>0.30413812651491096</text:p>
          </table:table-cell>
          <table:table-cell office:value-type="string" office:value="KonigssonEtal1998,RosentauEtal2021">
            <text:p>KonigssonEtal1998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3">
            <text:p>Tln-187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604.0">
            <text:p>5604.0</text:p>
          </table:table-cell>
          <table:table-cell office:value-type="float" office:value="52.0">
            <text:p>52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ln-1871">
            <text:p>Tln-1871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70.0">
            <text:p>5370.0</text:p>
          </table:table-cell>
          <table:table-cell office:value-type="float" office:value="68.0">
            <text:p>6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686">
            <text:p>Ta-2686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460.0">
            <text:p>546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KIA-54040">
            <text:p>KIA-54040</text:p>
          </table:table-cell>
          <table:table-cell office:value-type="float" office:value="58.9">
            <text:p>58.9</text:p>
          </table:table-cell>
          <table:table-cell office:value-type="float" office:value="22.2">
            <text:p>22.2</text:p>
          </table:table-cell>
          <table:table-cell office:value-type="float" office:value="5585.0">
            <text:p>5585.0</text:p>
          </table:table-cell>
          <table:table-cell office:value-type="float" office:value="35.0">
            <text:p>35.0</text:p>
          </table:table-cell>
          <table:table-cell office:value-type="string" office:value="Bone, unburnt, Phosidae">
            <text:p>Bone, unburnt, Phosid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5">
            <text:p>27.5</text:p>
          </table:table-cell>
          <table:table-cell office:value-type="float" office:value="0.9013878188659973">
            <text:p>0.9013878188659973</text:p>
          </table:table-cell>
          <table:table-cell office:value-type="float" office:value="0.9013878188659973">
            <text:p>0.9013878188659973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58">
            <text:p>Poz-50758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550.0">
            <text:p>155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59">
            <text:p>6.59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3">
            <text:p>Poz-50763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140.0">
            <text:p>5140.0</text:p>
          </table:table-cell>
          <table:table-cell office:value-type="float" office:value="40.0">
            <text:p>40.0</text:p>
          </table:table-cell>
          <table:table-cell office:value-type="string" office:value="Plant remains in sand">
            <text:p>Plant remains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715">
            <text:p>17.7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3">
            <text:p>Poz-52913</text:p>
          </table:table-cell>
          <table:table-cell office:value-type="float" office:value="58.73">
            <text:p>58.73</text:p>
          </table:table-cell>
          <table:table-cell office:value-type="float" office:value="22.62">
            <text:p>22.62</text:p>
          </table:table-cell>
          <table:table-cell office:value-type="float" office:value="1630.0">
            <text:p>1630.0</text:p>
          </table:table-cell>
          <table:table-cell office:value-type="float" office:value="30.0">
            <text:p>30.0</text:p>
          </table:table-cell>
          <table:table-cell office:value-type="string" office:value="Wood in clay">
            <text:p>Wood in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84">
            <text:p>5.8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2917">
            <text:p>Poz-52917</text:p>
          </table:table-cell>
          <table:table-cell office:value-type="float" office:value="58.89">
            <text:p>58.89</text:p>
          </table:table-cell>
          <table:table-cell office:value-type="float" office:value="22.67">
            <text:p>22.67</text:p>
          </table:table-cell>
          <table:table-cell office:value-type="float" office:value="5050.0">
            <text:p>5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535">
            <text:p>18.5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1493">
            <text:p>TA-1493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330.0">
            <text:p>533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533">
            <text:p>TA-2533</text:p>
          </table:table-cell>
          <table:table-cell office:value-type="float" office:value="58.9">
            <text:p>58.9</text:p>
          </table:table-cell>
          <table:table-cell office:value-type="float" office:value="22.22">
            <text:p>22.22</text:p>
          </table:table-cell>
          <table:table-cell office:value-type="float" office:value="6640.0">
            <text:p>664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7262676501632068">
            <text:p>1.7262676501632068</text:p>
          </table:table-cell>
          <table:table-cell office:value-type="float" office:value="1.7262676501632068">
            <text:p>1.7262676501632068</text:p>
          </table:table-cell>
          <table:table-cell office:value-type="string" office:value="KriiskaLougas1999,RosentauEtal2021">
            <text:p>KriiskaLougas1999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29">
            <text:p>TA-29</text:p>
          </table:table-cell>
          <table:table-cell office:value-type="float" office:value="58.9">
            <text:p>58.9</text:p>
          </table:table-cell>
          <table:table-cell office:value-type="float" office:value="22.62">
            <text:p>22.62</text:p>
          </table:table-cell>
          <table:table-cell office:value-type="float" office:value="3280.0">
            <text:p>3280.0</text:p>
          </table:table-cell>
          <table:table-cell office:value-type="float" office:value="180.0">
            <text:p>1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4">
            <text:p>14.2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LiivaEtal1966,RosentauEtal2021">
            <text:p>LiivaEtal1966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3">
            <text:p>TA-523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1060.0">
            <text:p>10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7.2">
            <text:p>27.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5">
            <text:p>TA-525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360.0">
            <text:p>436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1">
            <text:p>26.1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6">
            <text:p>TA-526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35">
            <text:p>25.3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7">
            <text:p>TA-527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580.0">
            <text:p>658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05">
            <text:p>25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8">
            <text:p>TA-528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440.0">
            <text:p>7440.0</text:p>
          </table:table-cell>
          <table:table-cell office:value-type="float" office:value="60.0">
            <text:p>6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75">
            <text:p>24.7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9">
            <text:p>TA-52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6">
            <text:p>24.6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30">
            <text:p>TA-53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8190.0">
            <text:p>8190.0</text:p>
          </table:table-cell>
          <table:table-cell office:value-type="float" office:value="90.0">
            <text:p>90.0</text:p>
          </table:table-cell>
          <table:table-cell office:value-type="string" office:value="carboanate fraction">
            <text:p>carboanate fracti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4.05">
            <text:p>24.0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Le-5452">
            <text:p>Le-5452</text:p>
          </table:table-cell>
          <table:table-cell office:value-type="float" office:value="58.9">
            <text:p>58.9</text:p>
          </table:table-cell>
          <table:table-cell office:value-type="float" office:value="22.21">
            <text:p>22.21</text:p>
          </table:table-cell>
          <table:table-cell office:value-type="float" office:value="5575.0">
            <text:p>557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45">
            <text:p>26.45</text:p>
          </table:table-cell>
          <table:table-cell office:value-type="float" office:value="1.3829316685939332">
            <text:p>1.3829316685939332</text:p>
          </table:table-cell>
          <table:table-cell office:value-type="float" office:value="1.3829316685939332">
            <text:p>1.3829316685939332</text:p>
          </table:table-cell>
          <table:table-cell office:value-type="string" office:value="Kriiska2002,RosentauEtal2021">
            <text:p>Kriiska2002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TA-524">
            <text:p>TA-524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2440.0">
            <text:p>244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6.55">
            <text:p>26.5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Sarv1981,RosentauEtal2021">
            <text:p>Sarv1981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Poz-50761">
            <text:p>Poz-50761</text:p>
          </table:table-cell>
          <table:table-cell office:value-type="float" office:value="58.86">
            <text:p>58.86</text:p>
          </table:table-cell>
          <table:table-cell office:value-type="float" office:value="22.54">
            <text:p>22.54</text:p>
          </table:table-cell>
          <table:table-cell office:value-type="float" office:value="1120.0">
            <text:p>1120.0</text:p>
          </table:table-cell>
          <table:table-cell office:value-type="float" office:value="40.0">
            <text:p>40.0</text:p>
          </table:table-cell>
          <table:table-cell office:value-type="string" office:value="Bark at the border of gyttja and sand">
            <text:p>Bark at the border of gyttja and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2.815">
            <text:p>12.815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VassiljevEtal2015,RosentauEtal2021">
            <text:p>VassiljevEtal2015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80">
            <text:p>Beta-521280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6020.0">
            <text:p>6020.0</text:p>
          </table:table-cell>
          <table:table-cell office:value-type="float" office:value="30.0">
            <text:p>30.0</text:p>
          </table:table-cell>
          <table:table-cell office:value-type="string" office:value="terrestial seeds">
            <text:p>terrestial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14">
            <text:p>25.14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  <table:table-row>
          <table:table-cell office:value-type="string" office:value="Hiiumaa">
            <text:p>Hiiumaa</text:p>
          </table:table-cell>
          <table:table-cell office:value-type="string" office:value="radiocarbon">
            <text:p>radiocarbon</text:p>
          </table:table-cell>
          <table:table-cell office:value-type="string" office:value="Beta-521279">
            <text:p>Beta-521279</text:p>
          </table:table-cell>
          <table:table-cell office:value-type="float" office:value="58.91">
            <text:p>58.91</text:p>
          </table:table-cell>
          <table:table-cell office:value-type="float" office:value="22.2">
            <text:p>22.2</text:p>
          </table:table-cell>
          <table:table-cell office:value-type="float" office:value="7390.0">
            <text:p>7390.0</text:p>
          </table:table-cell>
          <table:table-cell office:value-type="float" office:value="30.0">
            <text:p>30.0</text:p>
          </table:table-cell>
          <table:table-cell office:value-type="string" office:value="cones">
            <text:p>con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.82">
            <text:p>24.82</text:p>
          </table:table-cell>
          <table:table-cell office:value-type="float" office:value="0.3043024810940588">
            <text:p>0.3043024810940588</text:p>
          </table:table-cell>
          <table:table-cell office:value-type="float" office:value="0.3043024810940588">
            <text:p>0.3043024810940588</text:p>
          </table:table-cell>
          <table:table-cell office:value-type="string" office:value="RosentauEtal2020,RosentauEtal2021">
            <text:p>RosentauEtal202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